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2.5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 ABS([.B2] - [.D2])" office:value-type="float" office:value="2.80299999999988" calcext:value-type="float">
            <text:p>2.80299999999988</text:p>
          </table:table-cell>
          <table:table-cell table:formula="of:= [.E2] * 0.0254" office:value-type="float" office:value="0.0711961999999971" calcext:value-type="float">
            <text:p>0.0711961999999971</text:p>
          </table:table-cell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 ABS([.B3] - [.D3])" office:value-type="float" office:value="0.0080000000000382" calcext:value-type="float">
            <text:p>0.0080000000000382</text:p>
          </table:table-cell>
          <table:table-cell table:formula="of:= [.E3] * 0.0254" office:value-type="float" office:value="0.00020320000000097" calcext:value-type="float">
            <text:p>0.00020320000000097</text:p>
          </table:table-cell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 ABS([.B4] - [.D4])" office:value-type="float" office:value="1.87699999999995" calcext:value-type="float">
            <text:p>1.87699999999995</text:p>
          </table:table-cell>
          <table:table-cell table:formula="of:= [.E4] * 0.0254" office:value-type="float" office:value="0.0476757999999988" calcext:value-type="float">
            <text:p>0.0476757999999988</text:p>
          </table:table-cell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 ABS([.B5] - [.D5])" office:value-type="float" office:value="4.25200000000018" calcext:value-type="float">
            <text:p>4.25200000000018</text:p>
          </table:table-cell>
          <table:table-cell table:formula="of:= [.E5] * 0.0254" office:value-type="float" office:value="0.108000800000005" calcext:value-type="float">
            <text:p>0.108000800000005</text:p>
          </table:table-cell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 ABS([.B6] - [.D6])" office:value-type="float" office:value="1.30100000000004" calcext:value-type="float">
            <text:p>1.30100000000004</text:p>
          </table:table-cell>
          <table:table-cell table:formula="of:= [.E6] * 0.0254" office:value-type="float" office:value="0.0330454000000011" calcext:value-type="float">
            <text:p>0.0330454000000011</text:p>
          </table:table-cell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 ABS([.B7] - [.D7])" office:value-type="float" office:value="2.18599999999992" calcext:value-type="float">
            <text:p>2.18599999999992</text:p>
          </table:table-cell>
          <table:table-cell table:formula="of:= [.E7] * 0.0254" office:value-type="float" office:value="0.055524399999998" calcext:value-type="float">
            <text:p>0.055524399999998</text:p>
          </table:table-cell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 ABS([.B8] - [.D8])" office:value-type="float" office:value="1.59699999999998" calcext:value-type="float">
            <text:p>1.59699999999998</text:p>
          </table:table-cell>
          <table:table-cell table:formula="of:= [.E8] * 0.0254" office:value-type="float" office:value="0.0405637999999995" calcext:value-type="float">
            <text:p>0.0405637999999995</text:p>
          </table:table-cell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 ABS([.B9] - [.D9])" office:value-type="float" office:value="1.42900000000009" calcext:value-type="float">
            <text:p>1.42900000000009</text:p>
          </table:table-cell>
          <table:table-cell table:formula="of:= [.E9] * 0.0254" office:value-type="float" office:value="0.0362966000000022" calcext:value-type="float">
            <text:p>0.0362966000000022</text:p>
          </table:table-cell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 ABS([.B10] - [.D10])" office:value-type="float" office:value="4.10900000000015" calcext:value-type="float">
            <text:p>4.10900000000015</text:p>
          </table:table-cell>
          <table:table-cell table:formula="of:= [.E10] * 0.0254" office:value-type="float" office:value="0.104368600000004" calcext:value-type="float">
            <text:p>0.104368600000004</text:p>
          </table:table-cell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 ABS([.B11] - [.D11])" office:value-type="float" office:value="0.755999999999972" calcext:value-type="float">
            <text:p>0.755999999999972</text:p>
          </table:table-cell>
          <table:table-cell table:formula="of:= [.E11] * 0.0254" office:value-type="float" office:value="0.0192023999999993" calcext:value-type="float">
            <text:p>0.0192023999999993</text:p>
          </table:table-cell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 ABS([.B12] - [.D12])" office:value-type="float" office:value="25.1949999999999" calcext:value-type="float">
            <text:p>25.1949999999999</text:p>
          </table:table-cell>
          <table:table-cell table:formula="of:= [.E12] * 0.0254" office:value-type="float" office:value="0.639952999999998" calcext:value-type="float">
            <text:p>0.639952999999998</text:p>
          </table:table-cell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 ABS([.B13] - [.D13])" office:value-type="float" office:value="3.36699999999996" calcext:value-type="float">
            <text:p>3.36699999999996</text:p>
          </table:table-cell>
          <table:table-cell table:formula="of:= [.E13] * 0.0254" office:value-type="float" office:value="0.085521799999999" calcext:value-type="float">
            <text:p>0.085521799999999</text:p>
          </table:table-cell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 ABS([.B14] - [.D14])" office:value-type="float" office:value="1.38499999999999" calcext:value-type="float">
            <text:p>1.38499999999999</text:p>
          </table:table-cell>
          <table:table-cell table:formula="of:= [.E14] * 0.0254" office:value-type="float" office:value="0.0351789999999998" calcext:value-type="float">
            <text:p>0.0351789999999998</text:p>
          </table:table-cell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 ABS([.B15] - [.D15])" office:value-type="float" office:value="407.022" calcext:value-type="float">
            <text:p>407.022</text:p>
          </table:table-cell>
          <table:table-cell table:formula="of:= [.E15] * 0.0254" office:value-type="float" office:value="10.3383588" calcext:value-type="float">
            <text:p>10.3383588</text:p>
          </table:table-cell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 ABS([.B16] - [.D16])" office:value-type="float" office:value="0.204000000000178" calcext:value-type="float">
            <text:p>0.204000000000178</text:p>
          </table:table-cell>
          <table:table-cell table:formula="of:= [.E16] * 0.0254" office:value-type="float" office:value="0.00518160000000453" calcext:value-type="float">
            <text:p>0.00518160000000453</text:p>
          </table:table-cell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 ABS([.B17] - [.D17])" office:value-type="float" office:value="4.40899999999999" calcext:value-type="float">
            <text:p>4.40899999999999</text:p>
          </table:table-cell>
          <table:table-cell table:formula="of:= [.E17] * 0.0254" office:value-type="float" office:value="0.1119886" calcext:value-type="float">
            <text:p>0.1119886</text:p>
          </table:table-cell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 ABS([.B18] - [.D18])" office:value-type="float" office:value="1.52800000000002" calcext:value-type="float">
            <text:p>1.52800000000002</text:p>
          </table:table-cell>
          <table:table-cell table:formula="of:= [.E18] * 0.0254" office:value-type="float" office:value="0.0388112000000005" calcext:value-type="float">
            <text:p>0.0388112000000005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 ABS([.B19] - [.D19])" office:value-type="float" office:value="0.745999999999867" calcext:value-type="float">
            <text:p>0.745999999999867</text:p>
          </table:table-cell>
          <table:table-cell table:formula="of:= [.E19] * 0.0254" office:value-type="float" office:value="0.0189483999999966" calcext:value-type="float">
            <text:p>0.0189483999999966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 ABS([.B20] - [.D20])" office:value-type="float" office:value="1.87199999999984" calcext:value-type="float">
            <text:p>1.87199999999984</text:p>
          </table:table-cell>
          <table:table-cell table:formula="of:= [.E20] * 0.0254" office:value-type="float" office:value="0.047548799999996" calcext:value-type="float">
            <text:p>0.047548799999996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 ABS([.B21] - [.D21])" office:value-type="float" office:value="1.00599999999986" calcext:value-type="float">
            <text:p>1.00599999999986</text:p>
          </table:table-cell>
          <table:table-cell table:formula="of:= [.E21] * 0.0254" office:value-type="float" office:value="0.0255523999999964" calcext:value-type="float">
            <text:p>0.0255523999999964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 ABS([.B22] - [.D22])" office:value-type="float" office:value="1.85000000000014" calcext:value-type="float">
            <text:p>1.85000000000014</text:p>
          </table:table-cell>
          <table:table-cell table:formula="of:= [.E22] * 0.0254" office:value-type="float" office:value="0.0469900000000035" calcext:value-type="float">
            <text:p>0.0469900000000035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 ABS([.B23] - [.D23])" office:value-type="float" office:value="3.67399999999998" calcext:value-type="float">
            <text:p>3.67399999999998</text:p>
          </table:table-cell>
          <table:table-cell table:formula="of:= [.E23] * 0.0254" office:value-type="float" office:value="0.0933195999999995" calcext:value-type="float">
            <text:p>0.0933195999999995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 ABS([.B24] - [.D24])" office:value-type="float" office:value="3.33199999999988" calcext:value-type="float">
            <text:p>3.33199999999988</text:p>
          </table:table-cell>
          <table:table-cell table:formula="of:= [.E24] * 0.0254" office:value-type="float" office:value="0.0846327999999969" calcext:value-type="float">
            <text:p>0.0846327999999969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 ABS([.B25] - [.D25])" office:value-type="float" office:value="2.19200000000001" calcext:value-type="float">
            <text:p>2.19200000000001</text:p>
          </table:table-cell>
          <table:table-cell table:formula="of:= [.E25] * 0.0254" office:value-type="float" office:value="0.0556768000000002" calcext:value-type="float">
            <text:p>0.055676800000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 ABS([.B26] - [.D26])" office:value-type="float" office:value="3.50500000000011" calcext:value-type="float">
            <text:p>3.50500000000011</text:p>
          </table:table-cell>
          <table:table-cell table:formula="of:= [.E26] * 0.0254" office:value-type="float" office:value="0.0890270000000028" calcext:value-type="float">
            <text:p>0.0890270000000028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 ABS([.B27] - [.D27])" office:value-type="float" office:value="4.54600000000005" calcext:value-type="float">
            <text:p>4.54600000000005</text:p>
          </table:table-cell>
          <table:table-cell table:formula="of:= [.E27] * 0.0254" office:value-type="float" office:value="0.115468400000001" calcext:value-type="float">
            <text:p>0.115468400000001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 ABS([.B28] - [.D28])" office:value-type="float" office:value="2.20100000000002" calcext:value-type="float">
            <text:p>2.20100000000002</text:p>
          </table:table-cell>
          <table:table-cell table:formula="of:= [.E28] * 0.0254" office:value-type="float" office:value="0.0559054000000006" calcext:value-type="float">
            <text:p>0.055905400000000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 ABS([.B29] - [.D29])" office:value-type="float" office:value="1.74399999999991" calcext:value-type="float">
            <text:p>1.74399999999991</text:p>
          </table:table-cell>
          <table:table-cell table:formula="of:= [.E29] * 0.0254" office:value-type="float" office:value="0.0442975999999978" calcext:value-type="float">
            <text:p>0.0442975999999978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 ABS([.B30] - [.D30])" office:value-type="float" office:value="3.18500000000017" calcext:value-type="float">
            <text:p>3.18500000000017</text:p>
          </table:table-cell>
          <table:table-cell table:formula="of:= [.E30] * 0.0254" office:value-type="float" office:value="0.0808990000000044" calcext:value-type="float">
            <text:p>0.0808990000000044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 ABS([.B31] - [.D31])" office:value-type="float" office:value="4.49399999999991" calcext:value-type="float">
            <text:p>4.49399999999991</text:p>
          </table:table-cell>
          <table:table-cell table:formula="of:= [.E31] * 0.0254" office:value-type="float" office:value="0.114147599999998" calcext:value-type="float">
            <text:p>0.114147599999998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 ABS([.B32] - [.D32])" office:value-type="float" office:value="1.69200000000001" calcext:value-type="float">
            <text:p>1.69200000000001</text:p>
          </table:table-cell>
          <table:table-cell table:formula="of:= [.E32] * 0.0254" office:value-type="float" office:value="0.0429768000000002" calcext:value-type="float">
            <text:p>0.042976800000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 ABS([.B33] - [.D33])" office:value-type="float" office:value="1.46100000000024" calcext:value-type="float">
            <text:p>1.46100000000024</text:p>
          </table:table-cell>
          <table:table-cell table:formula="of:= [.E33] * 0.0254" office:value-type="float" office:value="0.0371094000000061" calcext:value-type="float">
            <text:p>0.037109400000006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 ABS([.B34] - [.D34])" office:value-type="float" office:value="1.7170000000001" calcext:value-type="float">
            <text:p>1.7170000000001</text:p>
          </table:table-cell>
          <table:table-cell table:formula="of:= [.E34] * 0.0254" office:value-type="float" office:value="0.0436118000000025" calcext:value-type="float">
            <text:p>0.0436118000000025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 ABS([.B35] - [.D35])" office:value-type="float" office:value="3.80399999999963" calcext:value-type="float">
            <text:p>3.80399999999963</text:p>
          </table:table-cell>
          <table:table-cell table:formula="of:= [.E35] * 0.0254" office:value-type="float" office:value="0.0966215999999907" calcext:value-type="float">
            <text:p>0.096621599999990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 ABS([.B36] - [.D36])" office:value-type="float" office:value="3.32300000000009" calcext:value-type="float">
            <text:p>3.32300000000009</text:p>
          </table:table-cell>
          <table:table-cell table:formula="of:= [.E36] * 0.0254" office:value-type="float" office:value="0.0844042000000024" calcext:value-type="float">
            <text:p>0.0844042000000024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 ABS([.B37] - [.D37])" office:value-type="float" office:value="1.47199999999975" calcext:value-type="float">
            <text:p>1.47199999999975</text:p>
          </table:table-cell>
          <table:table-cell table:formula="of:= [.E37] * 0.0254" office:value-type="float" office:value="0.0373887999999937" calcext:value-type="float">
            <text:p>0.0373887999999937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 ABS([.B38] - [.D38])" office:value-type="float" office:value="3.51800000000003" calcext:value-type="float">
            <text:p>3.51800000000003</text:p>
          </table:table-cell>
          <table:table-cell table:formula="of:= [.E38] * 0.0254" office:value-type="float" office:value="0.0893572000000007" calcext:value-type="float">
            <text:p>0.0893572000000007</text:p>
          </table:table-cell>
        </table:table-row>
        <calcext:conditional-formats>
          <calcext:conditional-format calcext:target-range-address="'TRACK LENGTHS'.F1:'TRACK LENGTHS'.F38 'TRACK LENGTHS'.F1:'TRACK LENGTHS'.F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2:03:16.529299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28T12:05:22.122425210</dc:date>
    <meta:editing-duration>PT18H51M14S</meta:editing-duration>
    <meta:editing-cycles>44</meta:editing-cycles>
    <meta:generator>LibreOffice/24.2.4.2$Linux_X86_64 LibreOffice_project/d29029bfb700ea4a272da1366c5f5e7c14e351b5</meta:generator>
    <meta:document-statistic meta:table-count="2" meta:cell-count="756" meta:object-count="0"/>
  </office:meta>
</office:document-meta>
</file>